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reaty signatory report</text:p>
          </table:table-cell>
        </table:table-row>
        <table:table-row table:style-name="ro2">
          <table:table-cell office:value-type="string">
            <text:p>- what coutries are signatory to what treaties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Milestone dates</text:p>
          </table:table-cell>
        </table:table-row>
        <table:table-row table:style-name="ro3">
          <table:table-cell office:value-type="string">
            <text:p>- when what milestone was reached</text:p>
            <text:p>- per project</text:p>
            <text:p>- expected vs actu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009/01/23</text:date>, <text:time>11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jk Stofberg</meta:initial-creator>
    <meta:creation-date>2009-01-23T10:53:46</meta:creation-date>
    <dc:creator>Rijk Stofberg</dc:creator>
    <dc:date>2009-01-23T11:18:16</dc:date>
    <meta:editing-cycles>1</meta:editing-cycles>
    <meta:editing-duration>PT9M20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